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6D00000028C3C0617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3" svg:font-family="Tahoma"/>
    <style:font-face style:name="Arial Unicode MS1" svg:font-family="'Arial Unicode MS'" style:font-pitch="variable"/>
    <style:font-face style:name="Courier New" svg:font-family="'Courier New'" style:font-pitch="variable"/>
    <style:font-face style:name="Share-Bold" svg:font-family="Share-Bold" style:font-pitch="variable"/>
    <style:font-face style:name="Share-Regular" svg:font-family="Share-Regular" style:font-pitch="variable"/>
    <style:font-face style:name="Share-TechMono" svg:font-family="Share-TechMono" style:font-pitch="variable"/>
    <style:font-face style:name="SimSun" svg:font-family="SimSun, 宋体" style:font-pitch="variable"/>
    <style:font-face style:name="Times New Roman1" svg:font-family="'Times New Roman'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Share-Italic" svg:font-family="Share-Italic" style:font-family-generic="script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hare-Regular"/>
    </style:style>
    <style:style style:name="P2" style:family="paragraph" style:parent-style-name="Standard">
      <style:text-properties style:font-name="Share-Regular" fo:language="en" fo:country="GB" style:font-name-complex="Arial"/>
    </style:style>
    <style:style style:name="P3" style:family="paragraph" style:parent-style-name="Standard">
      <style:paragraph-properties fo:text-align="end" style:justify-single-word="false"/>
      <style:text-properties style:font-name="Share-Italic" fo:language="en" fo:country="GB" style:font-name-complex="Arial"/>
    </style:style>
    <style:style style:name="P4" style:family="paragraph" style:parent-style-name="Standard">
      <style:text-properties fo:color="#0000ff" style:font-name="Share-TechMono" fo:language="en" fo:country="GB" style:language-asian="zxx" style:country-asian="none"/>
    </style:style>
    <style:style style:name="P5" style:family="paragraph" style:parent-style-name="Standard">
      <style:paragraph-properties fo:margin-left="6.35cm" fo:margin-right="0cm" fo:text-indent="0cm" style:auto-text-indent="false"/>
    </style:style>
    <style:style style:name="P6" style:family="paragraph" style:parent-style-name="Standard">
      <style:paragraph-properties fo:margin-left="6.35cm" fo:margin-right="0cm" fo:text-indent="0cm" style:auto-text-indent="false"/>
      <style:text-properties fo:color="#ff0000" style:font-name="Share-TechMono" fo:font-size="8pt" fo:language="en" fo:country="GB" style:font-size-asian="8pt" style:font-name-complex="Courier New" style:font-size-complex="8pt"/>
    </style:style>
    <style:style style:name="P7" style:family="paragraph" style:parent-style-name="Standard">
      <style:paragraph-properties fo:margin-left="6.35cm" fo:margin-right="0cm" fo:text-indent="0cm" style:auto-text-indent="false"/>
      <style:text-properties style:font-name="Share-TechMono" fo:font-size="8pt" fo:language="en" fo:country="GB" style:font-size-asian="8pt" style:font-name-complex="Courier New" style:font-size-complex="8pt"/>
    </style:style>
    <style:style style:name="P8" style:family="paragraph" style:parent-style-name="Standard">
      <style:paragraph-properties fo:margin-left="6.35cm" fo:margin-right="0cm" fo:text-indent="0cm" style:auto-text-indent="false"/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P9" style:family="paragraph" style:parent-style-name="Standard">
      <style:paragraph-properties fo:margin-left="6.35cm" fo:margin-right="0cm" fo:text-indent="0cm" style:auto-text-indent="false">
        <style:tab-stops>
          <style:tab-stop style:position="0.924cm"/>
        </style:tab-stops>
      </style:paragraph-properties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P10" style:family="paragraph" style:parent-style-name="Standard">
      <style:paragraph-properties fo:margin-left="6.35cm" fo:margin-right="0cm" fo:text-indent="0cm" style:auto-text-indent="false"/>
      <style:text-properties fo:color="#4d4d4d" style:font-name="Share-TechMono" fo:font-size="8pt" fo:language="fr" fo:country="FR" style:font-size-asian="8pt" style:font-name-complex="Courier New" style:font-size-complex="8pt"/>
    </style:style>
    <style:style style:name="P11" style:family="paragraph" style:parent-style-name="Standard">
      <style:paragraph-properties fo:margin-left="6.35cm" fo:margin-right="0cm" fo:text-indent="0cm" style:auto-text-indent="false"/>
      <style:text-properties fo:color="#333333" style:font-name="Share-TechMono" fo:font-size="8pt" fo:language="en" fo:country="GB" style:font-size-asian="8pt" style:font-name-complex="Courier New" style:font-size-complex="8pt"/>
    </style:style>
    <style:style style:name="P12" style:family="paragraph" style:parent-style-name="Standard">
      <style:paragraph-properties fo:margin-left="6.35cm" fo:margin-right="0cm" fo:text-indent="0.653cm" style:auto-text-indent="false"/>
      <style:text-properties style:font-name="Share-TechMono" fo:font-size="8pt" fo:language="en" fo:country="GB" style:font-size-asian="8pt" style:font-name-complex="Courier New" style:font-size-complex="8pt"/>
    </style:style>
    <style:style style:name="P13" style:family="paragraph" style:parent-style-name="Heading_20_1">
      <style:text-properties fo:color="#000000" style:font-name="Share-Bold" fo:language="en" fo:country="GB"/>
    </style:style>
    <style:style style:name="P14" style:family="paragraph">
      <style:paragraph-properties style:writing-mode="lr-tb"/>
    </style:style>
    <style:style style:name="P15" style:family="paragraph">
      <style:paragraph-properties fo:text-align="end" style:writing-mode="lr-tb"/>
    </style:style>
    <style:style style:name="P16" style:family="paragraph">
      <style:paragraph-properties style:text-autospace="none"/>
    </style:style>
    <style:style style:name="T1" style:family="text">
      <style:text-properties style:font-name="Share-Regular"/>
    </style:style>
    <style:style style:name="T2" style:family="text">
      <style:text-properties style:font-name="Share-Regular" fo:language="en" fo:country="GB" style:font-name-complex="Arial"/>
    </style:style>
    <style:style style:name="T3" style:family="text">
      <style:text-properties fo:language="en" fo:country="GB" style:font-name-complex="Arial"/>
    </style:style>
    <style:style style:name="T4" style:family="text">
      <style:text-properties fo:color="#0000ff"/>
    </style:style>
    <style:style style:name="T5" style:family="text">
      <style:text-properties fo:color="#0000ff" style:font-name="Share-TechMono" fo:font-size="8pt" fo:language="en" fo:country="GB" style:font-size-asian="8pt" style:font-name-complex="Courier New" style:font-size-complex="8pt"/>
    </style:style>
    <style:style style:name="T6" style:family="text">
      <style:text-properties style:font-name="Share-TechMono" fo:font-size="8pt" fo:language="en" fo:country="GB" style:font-size-asian="8pt" style:font-name-complex="Courier New" style:font-size-complex="8pt"/>
    </style:style>
    <style:style style:name="T7" style:family="text">
      <style:text-properties fo:color="#008000" style:font-name="Share-TechMono" fo:font-size="8pt" fo:language="en" fo:country="GB" style:font-size-asian="8pt" style:font-name-complex="Courier New" style:font-size-complex="8pt"/>
    </style:style>
    <style:style style:name="T8" style:family="text">
      <style:text-properties fo:color="#4d4d4d" style:font-name="Share-TechMono" fo:font-size="8pt" fo:language="fr" fo:country="FR" style:font-size-asian="8pt" style:font-name-complex="Courier New" style:font-size-complex="8pt"/>
    </style:style>
    <style:style style:name="T9" style:family="text"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T10" style:family="text">
      <style:text-properties fo:color="#333333" style:font-name="Share-TechMono" fo:font-size="8pt" fo:language="en" fo:country="GB" style:font-size-asian="8pt" style:font-name-complex="Courier New" style:font-size-complex="8pt"/>
    </style:style>
    <style:style style:name="T11" style:family="text">
      <style:text-properties fo:color="#333333" style:font-name="Share-TechMono" fo:font-size="8pt" fo:language="en" fo:country="GB" fo:font-weight="bold" style:font-size-asian="8pt" style:font-weight-asian="bold" style:font-name-complex="Courier New" style:font-size-complex="8pt"/>
    </style:style>
    <style:style style:name="T12" style:family="text">
      <style:text-properties fo:color="#333333" style:font-name="Share-TechMono" fo:font-size="8pt" fo:language="fr" fo:country="FR" style:font-size-asian="8pt" style:font-name-complex="Courier New" style:font-size-complex="8pt"/>
    </style:style>
    <style:style style:name="T13" style:family="text">
      <style:text-properties fo:color="#333333" style:font-name="Share-TechMono" fo:font-size="8pt" fo:language="fr" fo:country="FR" fo:font-weight="bold" style:font-size-asian="8pt" style:font-weight-asian="bold" style:font-name-complex="Courier New" style:font-size-complex="8pt"/>
    </style:style>
    <style:style style:name="T14" style:family="text">
      <style:text-properties fo:color="#000000"/>
    </style:style>
    <style:style style:name="T15" style:family="text">
      <style:text-properties fo:color="#000000" style:font-name="Share-TechMono" fo:font-size="8pt" fo:language="en" fo:country="GB" style:font-size-asian="8pt" style:font-name-complex="Courier New" style:font-size-complex="8pt"/>
    </style:style>
    <style:style style:name="T16" style:family="text">
      <style:text-properties fo:color="#ff6600" style:font-name="Share-TechMono" fo:font-size="8pt" fo:language="en" fo:country="GB" style:font-size-asian="8pt" style:font-name-complex="Courier New" style:font-size-complex="8pt"/>
    </style:style>
    <style:style style:name="T17" style:family="text">
      <style:text-properties fo:color="#800000" style:font-name="Share-Regular" fo:font-size="10pt" fo:language="en" fo:country="GB" style:font-name-asian="SimSun" style:font-size-asian="10pt" style:language-asian="zh" style:country-asian="CN" style:font-name-complex="Arial" style:font-size-complex="12pt" style:language-complex="ar" style:country-complex="SA"/>
    </style:style>
    <style:style style:name="T18" style:family="text">
      <style:text-properties fo:color="#800000" style:font-name="Share-Regular" fo:font-size="10pt" fo:language="en" fo:country="GB" style:font-name-asian="SimSun" style:font-size-asian="10pt" style:language-asian="zh" style:country-asian="CN" style:font-name-complex="Times New Roman" style:font-size-complex="12pt" style:language-complex="ar" style:country-complex="SA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ff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.127cm" fo:padding-bottom="0.127cm" fo:padding-left="0.254cm" fo:padding-right="0.254cm" style:run-through="foreground"/>
    </style:style>
    <style:style style:name="gr4" style:family="graphic">
      <style:graphic-properties draw:stroke="solid" svg:stroke-width="0.026cm" svg:stroke-color="#ff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solid" svg:stroke-width="0.026cm" svg:stroke-color="#ff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draw:auto-grow-width="false" fo:padding-top="0.127cm" fo:padding-bottom="0.127cm" fo:padding-left="0.254cm" fo:padding-right="0.254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2cm" svg:y="36.916cm" svg:width="25.698cm" style:rel-width="100%" draw:z-index="13">
        <draw:text-box fo:min-height="0.499cm">
          <text:p text:style-name="P2">Check your code with the FLOW3 Coding Guidelines Validator:</text:p>
          <text:p text:style-name="Standard"><text:a xlink:type="simple" xlink:href="http://forge.typo3.org/projects/show/package-flow3cgl"><text:span text:style-name="Internet_20_link"><text:span text:style-name="T1">http://forge.typo3.org/projects/show/package-flow3cgl/</text:span></text:span></text:a></text:p>
          <text:p text:style-name="P2"/>
          <text:p text:style-name="P1">Also<text:span text:style-name="T3"> check out the latest documentation:</text:span></text:p>
          <text:p text:style-name="Standard"><text:a xlink:type="simple" xlink:href="http://flow3.typo3.org/documentation/coding-guidelines/"><text:span text:style-name="Internet_20_link"><text:span text:style-name="T1">http://flow3.typo3.org/documentation/coding-guidelines/</text:span></text:span></text:a><text:span text:style-name="T2"> </text:span></text:p>
          <text:p text:style-name="P3">by Tim Eilers, Karsten Dambekalns</text:p>
        </draw:text-box>
      </draw:frame>
      <text:h text:style-name="P13" text:outline-level="1"><draw:frame draw:style-name="fr2" draw:name="graphics1" text:anchor-type="char" svg:x="22.225cm" svg:y="0cm" svg:width="2.893cm" svg:height="1.058cm" draw:z-index="7"><draw:image xlink:href="Pictures/100000000000006D00000028C3C06178.png" xlink:type="simple" xlink:show="embed" xlink:actuate="onLoad"/></draw:frame>FLOW3 Coding Guidelines on one page</text:h>
      <text:p text:style-name="P4"/>
      <text:p text:style-name="P6">&lt;?php</text:p>
      <text:p text:style-name="P5"><draw:g text:anchor-type="char" draw:z-index="1" draw:style-name="gr1"><draw:custom-shape draw:style-name="gr2" draw:text-style-name="P14" svg:width="4.763cm" svg:height="2.541cm" svg:x="-0.953cm" svg:y="0.346cm"><text:p/><draw:enhanced-geometry svg:viewBox="0 0 21600 21600" draw:type="mso-spt41" draw:modifiers="32520 -1560 22560 2700 13680 2190 14744 3525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4.763cm" svg:height="2.541cm" svg:x="-0.953cm" svg:y="0.346cm"><draw:text-box><text:p text:style-name="P14"><text:span text:style-name="T17">Namespace starts with vendor namespace followed by package key (name) and subparts as needed</text:span></text:p><text:p text:style-name="P14"><text:span text:style-name="T18"/></text:p></draw:text-box></draw:frame></draw:g><text:span text:style-name="T5">namespace</text:span><text:span text:style-name="T6"> Acme\TestPackage;</text:span></text:p>
      <text:p text:style-name="P7"/>
      <text:p text:style-name="P8">/* <text:s text:c="71"/>*</text:p>
      <text:p text:style-name="P8"><text:s/>* This script belongs to the FLOW3 package “Acme.TestPackage”. <text:s text:c="10"/>*</text:p>
      <text:p text:style-name="P8"><text:s/>* <text:s text:c="71"/>*</text:p>
      <text:p text:style-name="P8"><text:s/>* It is free software; you can redistribute it and/or modify it under <text:s text:c="3"/>*</text:p>
      <text:p text:style-name="P8"><text:s/>* the terms of the GNU Lesser General Public License as published by the *</text:p>
      <text:p text:style-name="P8"><text:s/>* Free Software Foundation, either version 3 of the License, or (at your *</text:p>
      <text:p text:style-name="P8"><draw:g text:anchor-type="char" draw:z-index="22" draw:style-name="gr1"><draw:custom-shape draw:style-name="gr2" draw:text-style-name="P14" svg:width="4.866cm" svg:height="1.498cm" svg:x="19.722cm" svg:y="0.219cm"><text:p/><draw:enhanced-geometry svg:viewBox="0 0 21600 21600" draw:type="mso-spt41" draw:modifiers="-7547.08227618703 432 433.472169632715 7064.47058823529 -93027 -132119 -91939 -12985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4.866cm" svg:height="1.498cm" svg:x="19.722cm" svg:y="0.424cm"><draw:text-box><text:p text:style-name="P14"><text:span text:style-name="T17">File header with license information. See FLOW3 wiki on TYPO3 Forge for some boilerplates.</text:span></text:p></draw:text-box></draw:frame></draw:g> * option) any later version. <text:s text:c="44"/>*</text:p>
      <text:p text:style-name="P8"><text:s/>* <text:s text:c="71"/>*</text:p>
      <text:p text:style-name="P8"><text:s/>* This script is distributed in the hope that it will be useful, but <text:s text:c="4"/>*</text:p>
      <text:p text:style-name="P8"><text:s/>* WITHOUT ANY WARRANTY; without even the implied warranty of MERCHAN- <text:s text:c="3"/>*</text:p>
      <text:p text:style-name="P8"><text:s/>* TABILITY or FITNESS FOR A PARTICULAR PURPOSE. See the GNU Lesser <text:s text:c="6"/>*</text:p>
      <text:p text:style-name="P8"><text:s/>* General Public License for more details. <text:s text:c="30"/>*</text:p>
      <text:p text:style-name="P8"><text:s/>* <text:s text:c="71"/>*</text:p>
      <text:p text:style-name="P8"><text:s/>* You should have received a copy of the GNU Lesser General Public <text:s text:c="6"/>*</text:p>
      <text:p text:style-name="P8"><text:s/>* License along with the script. <text:s text:c="40"/>*</text:p>
      <text:p text:style-name="P8"><text:s/>* If not, see http://www.gnu.org/licenses/lgpl.html <text:s text:c="21"/>*</text:p>
      <text:p text:style-name="P8"><text:s/>* <text:s text:c="71"/>*</text:p>
      <text:p text:style-name="P8"><text:s/>* The TYPO3 project - inspiring people to share! <text:s text:c="24"/>*</text:p>
      <text:p text:style-name="P8"><text:s/>* <text:s text:c="71"/>*/</text:p>
      <text:p text:style-name="P8"/>
      <text:p text:style-name="P8">/**</text:p>
      <text:p text:style-name="P8"><draw:g text:anchor-type="char" draw:z-index="0" draw:style-name="gr1"><draw:custom-shape draw:style-name="gr2" draw:text-style-name="P14" svg:width="5.081cm" svg:height="1.906cm" svg:x="20.003cm" svg:y="0.291cm"><text:p/><draw:enhanced-geometry svg:viewBox="0 0 21600 21600" draw:type="mso-spt41" draw:modifiers="-31275 1200 -900 3600 -77948 -50080 -76950 -48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5.081cm" svg:height="1.906cm" svg:x="20.003cm" svg:y="0.291cm"><draw:text-box><text:p text:style-name="P14"><text:span text:style-name="T17">Description of the class. Make it as long as needed, feel free to explain how to use it.</text:span></text:p><text:p text:style-name="P14"><text:span text:style-name="T18"/></text:p></draw:text-box></draw:frame></draw:g> * Fixture class for various unit tests (mainly the package- and component</text:p>
      <text:p text:style-name="P9"><text:s/>* manager)</text:p>
      <text:p text:style-name="P8"><text:s/>*</text:p>
      <text:p text:style-name="P8"><text:s/>* Must not implement the *BasicClassInterface! (See comment there)</text:p>
      <text:p text:style-name="P8"><text:s/>*</text:p>
      <text:p text:style-name="P10"><draw:g text:anchor-type="char" draw:z-index="14" draw:style-name="gr1"><draw:custom-shape draw:style-name="gr2" draw:text-style-name="P14" svg:width="4.446cm" svg:height="0.851cm" svg:x="0.309cm" svg:y="0.072cm"><text:p/><draw:enhanced-geometry svg:viewBox="0 0 21600 21600" draw:mirror-horizontal="false" draw:mirror-vertical="false" draw:type="mso-spt41" draw:modifiers="31050.535501785 447.204968944099 22629 4320 6943 -139080 8083 -13694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4.446cm" svg:height="0.851cm" svg:x="0.309cm" svg:y="0.072cm"><draw:text-box><text:p text:style-name="P15"><text:span text:style-name="T18">License annotation.</text:span></text:p></draw:text-box></draw:frame></draw:g> * @license http://www.gnu.org/licenses/lgpl.html GNU Lesser General Public License, version 3 or later</text:p>
      <text:p text:style-name="P5"><text:span text:style-name="T8"><text:s/></text:span><text:span text:style-name="T9">*/</text:span></text:p>
      <text:p text:style-name="P5"><text:span text:style-name="T5">class</text:span><text:span text:style-name="T6"> UniverseAnalyzer </text:span><text:span text:style-name="T5">extends</text:span><text:span text:style-name="T6"> \Acme\TestPackage\BaseClass </text:span><text:span text:style-name="T5">implements</text:span><text:span text:style-name="T6"> \Acme\TestPackage\SomeInterface {</text:span></text:p>
      <text:p text:style-name="P7"><draw:g text:anchor-type="char" draw:z-index="10" draw:style-name="gr1"><draw:custom-shape draw:style-name="gr2" draw:text-style-name="P14" svg:width="4.866cm" svg:height="1.498cm" svg:x="21.362cm" svg:y="0.044cm"><text:p/><draw:enhanced-geometry svg:viewBox="0 0 21600 21600" draw:type="mso-spt41" draw:modifiers="-7547.08227618703 432 433.472169632715 7064.47058823529 -93027 -132119 -91939 -12985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4.866cm" svg:height="1.498cm" svg:x="21.362cm" svg:y="0.249cm"><draw:text-box><text:p text:style-name="P14"><text:span text:style-name="T17">Use full class name, when you extend or implement; for type hints and documentation.</text:span></text:p></draw:text-box></draw:frame></draw:g><draw:g text:anchor-type="char" draw:z-index="4" draw:style-name="gr1"><draw:custom-shape draw:style-name="gr2" draw:text-style-name="P14" svg:width="3.857cm" svg:height="1.684cm" svg:x="0cm" svg:y="0.288cm"><text:p/><draw:enhanced-geometry svg:viewBox="0 0 21600 21600" draw:type="mso-spt41" draw:modifiers="35792.5925925926 -8323.35078534032 22629 4320 6943 -139080 8083 -13694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3.857cm" svg:height="1.684cm" svg:x="0cm" svg:y="0.288cm"><draw:text-box><text:p text:style-name="P14"><text:span text:style-name="T17">No empty line between DocComment and class, member var or method.</text:span></text:p><text:p text:style-name="P14"><text:span text:style-name="T18"/></text:p></draw:text-box></draw:frame></draw:g></text:p>
      <text:p text:style-name="P5"><text:span text:style-name="T6"><text:tab/></text:span><text:span text:style-name="T10">/**</text:span></text:p>
      <text:p text:style-name="P11"><text:tab/> * Some injected dependency</text:p>
      <text:p text:style-name="P5"><draw:g text:anchor-type="char" draw:z-index="2" draw:style-name="gr1"><draw:custom-shape draw:style-name="gr2" draw:text-style-name="P14" svg:width="5.716cm" svg:height="1.906cm" svg:x="15.24cm" svg:y="-0.131cm"><text:p/><draw:enhanced-geometry svg:viewBox="0 0 21600 21600" draw:type="mso-spt41" draw:modifiers="-22273.1255785251 -9211.47086031452 -800 3600 -49800 -105080 -48913 -103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5.716cm" svg:height="1.906cm" svg:x="15.062cm" svg:y="-0.131cm"><draw:text-box><text:p text:style-name="P14"><text:span text:style-name="T17">UpperCamelCase class name. Class names should be nouns.</text:span></text:p><text:p text:style-name="P14"><text:span text:style-name="T17">In other packages, refer to using \Acme\TestPackage\MyClass.</text:span></text:p><text:p text:style-name="P14"><text:span text:style-name="T18"/></text:p></draw:text-box></draw:frame></draw:g><text:span text:style-name="T10"><text:tab/> * </text:span><text:span text:style-name="T11">@var</text:span><text:span text:style-name="T10"> ArrayObject</text:span></text:p>
      <text:p text:style-name="P11"><text:tab/> */</text:p>
      <text:p text:style-name="P5"><draw:g text:anchor-type="char" draw:z-index="6" draw:style-name="gr1"><draw:custom-shape draw:style-name="gr4" draw:text-style-name="P14" svg:width="3.176cm" svg:height="0.793cm" svg:x="-0.318cm" svg:y="0.279cm"><text:p/><draw:enhanced-geometry svg:viewBox="0 0 21600 21600" draw:type="mso-spt41" draw:modifiers="45718.6007773459 5856 23040 6426 19080 -191865 20676 -188688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3.176cm" svg:height="0.793cm" svg:x="-0.318cm" svg:y="0.277cm"><draw:text-box><text:p text:style-name="P15"><text:span text:style-name="T17">Indent with tabs.</text:span></text:p></draw:text-box></draw:frame></draw:g><text:span text:style-name="T6"><text:tab/></text:span><text:span text:style-name="T5">protected</text:span><text:span text:style-name="T6"> $someDependency = NULL;</text:span></text:p>
      <text:p text:style-name="P7"/>
      <text:p text:style-name="P5"><text:span text:style-name="T6"><text:tab/></text:span><text:span text:style-name="T10">/**</text:span></text:p>
      <text:p text:style-name="P11"><text:tab/> * Shows if you are addicted to FLOW3</text:p>
      <text:p text:style-name="P5"><draw:g text:anchor-type="char" draw:z-index="5" draw:style-name="gr1"><draw:custom-shape draw:style-name="gr2" draw:text-style-name="P14" svg:width="3.744cm" svg:height="1.572cm" svg:x="0.318cm" svg:y="0.171cm"><text:p/><draw:enhanced-geometry svg:viewBox="0 0 21600 21600" draw:type="mso-spt41" draw:modifiers="40595.3838907207 -823.318385650224 22500 4364 6075 -332994 7073 -33083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3.744cm" svg:height="1.572cm" svg:x="0.318cm" svg:y="0.169cm"><draw:text-box><text:p text:style-name="P14"><text:span text:style-name="T17">Use var tag. Optional description goes in the line before.</text:span></text:p></draw:text-box></draw:frame></draw:g><text:span text:style-name="T10"><text:tab/> * </text:span><text:span text:style-name="T11">@var</text:span><text:span text:style-name="T10"> boolean</text:span></text:p>
      <text:p text:style-name="P11"><text:tab/> */</text:p>
      <text:p text:style-name="P5"><text:span text:style-name="T6"><text:tab/></text:span><text:span text:style-name="T5">protected</text:span><text:span text:style-name="T6"> $addictedToFlow3 = TRUE;</text:span></text:p>
      <text:p text:style-name="P7"><draw:g text:anchor-type="char" draw:z-index="15" draw:style-name="gr1"><draw:custom-shape draw:style-name="gr2" draw:text-style-name="P14" svg:width="5.081cm" svg:height="1.31cm" svg:x="18.644cm" svg:y="0.309cm"><text:p/><draw:enhanced-geometry svg:viewBox="0 0 21600 21600" draw:type="mso-spt41" draw:modifiers="-12693.0926761541 5000.26917900404 -900 3600 -77948 -50080 -76950 -48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5.081cm" svg:height="1.31cm" svg:x="18.644cm" svg:y="0.309cm"><draw:text-box><text:p text:style-name="P14"><text:span text:style-name="T17">Description of the method. Make it as long as needed</text:span><text:span text:style-name="T18">.</text:span></text:p></draw:text-box></draw:frame></draw:g></text:p>
      <text:p text:style-name="P5"><text:span text:style-name="T6"><text:tab/></text:span><text:span text:style-name="T10">/**</text:span></text:p>
      <text:p text:style-name="P11"><text:tab/> * A great method which shows how to indent control structures.</text:p>
      <text:p text:style-name="P11"><draw:g text:anchor-type="char" draw:z-index="8" draw:style-name="gr1"><draw:custom-shape draw:style-name="gr2" draw:text-style-name="P14" svg:width="3.811cm" svg:height="1.22cm" svg:x="0.737cm" svg:y="0.071cm"><text:p/><draw:enhanced-geometry svg:viewBox="0 0 21600 21600" draw:type="mso-spt41" draw:modifiers="37342.7117075428 12766.4739884393 22708 4320 13015 56760 14243 5889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3.811cm" svg:height="1.22cm" svg:x="0.737cm" svg:y="0.071cm"><draw:text-box><text:p text:style-name="P14"><text:span text:style-name="T17">Param tag: type, name, description.</text:span></text:p></draw:text-box></draw:frame></draw:g><text:tab/> *</text:p>
      <text:p text:style-name="P5"><text:span text:style-name="T10"><text:tab/> * </text:span><text:span text:style-name="T11">@param</text:span><text:span text:style-name="T10"> array $someArray Some array</text:span></text:p>
      <text:p text:style-name="P5"><draw:g text:anchor-type="char" draw:z-index="20" draw:style-name="gr1"><draw:custom-shape draw:style-name="gr4" draw:text-style-name="P14" svg:width="5.065cm" svg:height="1.183cm" svg:x="14.212cm" svg:y="0.115cm"><text:p/><draw:enhanced-geometry svg:viewBox="0 0 21600 21600" draw:mirror-horizontal="false" draw:mirror-vertical="false" draw:type="mso-spt41" draw:modifiers="-12424.5125348189 22436.9597615499 45.1253481894151 11685.2459016393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5.065cm" svg:height="1.183cm" svg:x="14.212cm" svg:y="0.115cm"><draw:text-box><text:p text:style-name="P16"><text:span text:style-name="T17">Method names should be verbs.</text:span></text:p></draw:text-box></draw:frame></draw:g><text:span text:style-name="T10"><text:tab/> * </text:span><text:span text:style-name="T11">@param</text:span><text:span text:style-name="T10"> \Acme\Package\MyClass $object An instance of MyClass</text:span></text:p>
      <text:p text:style-name="P5"><text:span text:style-name="T10"><text:tab/> * </text:span><text:span text:style-name="T11">@return</text:span><text:span text:style-name="T10"> void</text:span></text:p>
      <text:p text:style-name="P5"><draw:g text:anchor-type="char" draw:z-index="3" draw:style-name="gr1"><draw:custom-shape draw:style-name="gr2" draw:text-style-name="P14" svg:width="4.657cm" svg:height="1.498cm" svg:x="21.107cm" svg:y="0.115cm"><text:p/><draw:enhanced-geometry svg:viewBox="0 0 21600 21600" draw:type="mso-spt41" draw:modifiers="-5989 10177 -982 4580 -94991 -101589 -93903 -9932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4.657cm" svg:height="1.498cm" svg:x="21.107cm" svg:y="0.113cm"><draw:text-box><text:p text:style-name="P14"><text:span text:style-name="T17">Opening brace on same line with opening token. One space before.</text:span></text:p><text:p text:style-name="P14"><text:span text:style-name="T18"/></text:p></draw:text-box></draw:frame></draw:g><text:span text:style-name="T10"><text:tab/></text:span><text:span text:style-name="T12"> * </text:span><text:span text:style-name="T13">@author</text:span><text:span text:style-name="T12"> Robert Lemke &lt;robert@typo3.org&gt;</text:span></text:p>
      <text:p text:style-name="P5"><draw:g text:anchor-type="char" draw:z-index="9" draw:style-name="gr1"><draw:custom-shape draw:style-name="gr2" draw:text-style-name="P14" svg:width="4.975cm" svg:height="2.541cm" svg:x="0.406cm" svg:y="0.332cm"><text:p/><draw:enhanced-geometry svg:viewBox="0 0 21600 21600" draw:type="mso-spt41" draw:modifiers="33304 9765 22519 2700 11719 -24120 12738 -22785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4.975cm" svg:height="2.541cm" svg:x="0.406cm" svg:y="0.332cm"><draw:text-box><text:p text:style-name="P14"><text:span text:style-name="T17">Multiline conditions:</text:span></text:p><text:p text:style-name="P14"><text:span text:style-name="T17">Indent them and add a extra indent to following code.</text:span></text:p><text:p text:style-name="P14"><text:span text:style-name="T17">Put the boolean operators at beginning of line.</text:span></text:p></draw:text-box></draw:frame></draw:g><text:span text:style-name="T12"><text:tab/> </text:span><text:span text:style-name="T10">*/</text:span></text:p>
      <text:p text:style-name="P5"><text:span text:style-name="T5"><text:tab/>public function</text:span><text:span text:style-name="T6"> analyzeUniverse(</text:span><text:span text:style-name="T5">array</text:span><text:span text:style-name="T6"> $myParameter, \Acme\Package\MyClass $object) {</text:span></text:p>
      <text:p text:style-name="P5"><draw:g text:anchor-type="char" draw:z-index="17" draw:style-name="gr1"><draw:custom-shape draw:style-name="gr4" draw:text-style-name="P14" svg:width="4.022cm" svg:height="1.068cm" svg:x="16.78cm" svg:y="0.109cm"><text:p/><draw:enhanced-geometry svg:viewBox="0 0 21600 21600" draw:mirror-horizontal="false" draw:mirror-vertical="false" draw:type="mso-spt41" draw:modifiers="-4782.11310828584 -392.079207920792 1136.34370889961 9445.54455445545 -79863 -209895 -78603 -206717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4.022cm" svg:height="1.068cm" svg:x="16.78cm" svg:y="0.352cm"><draw:text-box><text:p text:style-name="P14"><text:span text:style-name="T17">Use type hinting.</text:span></text:p><text:p text:style-name="P14"><text:span text:style-name="T18"/></text:p></draw:text-box></draw:frame></draw:g><text:span text:style-name="T5"><text:tab/><text:tab/>if </text:span><text:span text:style-name="T15">(</text:span><text:span text:style-name="T5">isset</text:span><text:span text:style-name="T15">(</text:span><text:span text:style-name="T5">$myParameter[</text:span><text:span text:style-name="T7">'question'</text:span><text:span text:style-name="T5">]</text:span><text:span text:style-name="T15">)</text:span></text:p>
      <text:p text:style-name="P5"><text:span text:style-name="T15"><text:tab/><text:tab/><text:tab/></text:span><text:span text:style-name="T5">&amp;&amp; $this</text:span><text:span text:style-name="T15">-&gt;answerToEverything === </text:span><text:span text:style-name="T16">42</text:span></text:p>
      <text:p text:style-name="P5"><text:span text:style-name="T5"><text:tab/><text:tab/><text:tab/>|| count($myParameter</text:span><text:span text:style-name="T15">) &gt;</text:span><text:span text:style-name="T5"> </text:span><text:span text:style-name="T16">3</text:span><text:span text:style-name="T5">) </text:span><text:span text:style-name="T15">{</text:span></text:p>
      <text:p text:style-name="P5"><text:span text:style-name="T5"><text:tab/><text:tab/><text:tab/><text:tab/>$this</text:span><text:span text:style-name="T15">-&gt;fanOfFlow3</text:span><text:span text:style-name="T5"> </text:span><text:span text:style-name="T15">=</text:span><text:span text:style-name="T5"> </text:span><text:span text:style-name="T6">TRUE</text:span><text:span text:style-name="T15">;</text:span></text:p>
      <text:p text:style-name="P5"><text:span text:style-name="T5"><text:tab/><text:tab/></text:span><text:span text:style-name="T15">}</text:span><text:span text:style-name="T5"> else </text:span><text:span text:style-name="T15">{</text:span></text:p>
      <text:p text:style-name="P5"><text:span text:style-name="T5"><text:tab/><text:tab/><text:tab/>throw new </text:span><text:span text:style-name="T6">\Acme\TestPackage\Exception(</text:span><text:span text:style-name="T7">'We cannot tolerate that.'</text:span><text:span text:style-name="T6">, </text:span><text:span text:style-name="T16">1223391710</text:span><text:span text:style-name="T6">)</text:span><text:span text:style-name="T15">;</text:span></text:p>
      <text:p text:style-name="P12"><draw:g text:anchor-type="char" draw:z-index="11" draw:style-name="gr1"><draw:custom-shape draw:style-name="gr4" draw:text-style-name="P14" svg:width="4.022cm" svg:height="1.975cm" svg:x="15.788cm" svg:y="0.022cm"><text:p/><draw:enhanced-geometry svg:viewBox="0 0 21600 21600" draw:mirror-horizontal="false" draw:mirror-vertical="false" draw:type="mso-spt41" draw:modifiers="-3475.31784305129 1600.71428571429 -1137 6426 -79295 -355204 -78035 -35202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4.022cm" svg:height="1.975cm" svg:x="14.788cm" svg:y="0.018cm"><draw:text-box><text:p text:style-name="P14"><text:span text:style-name="T17">Clear message!</text:span></text:p><text:p text:style-name="P14"><text:span text:style-name="T18"/></text:p></draw:text-box></draw:frame></draw:g><text:span text:style-name="T4"><text:tab/></text:span><text:span text:style-name="T14">}</text:span></text:p>
      <text:p text:style-name="P12">}</text:p>
      <text:p text:style-name="P7"><draw:g text:anchor-type="char" draw:z-index="12" draw:style-name="gr1"><draw:custom-shape draw:style-name="gr4" draw:text-style-name="P14" svg:width="3.798cm" svg:height="1.906cm" svg:x="19.711cm" svg:y="0.28cm"><text:p/><draw:enhanced-geometry svg:viewBox="0 0 21600 21600" draw:mirror-horizontal="false" draw:mirror-vertical="false" draw:type="mso-spt41" draw:modifiers="-1484.12256267409 -10130.6197964847 5846.23955431755 819.241443108233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4.128cm" svg:height="1.906cm" svg:x="19.572cm" svg:y="0.28cm"><draw:text-box><text:p text:style-name="P14"><text:span text:style-name="T17">UNIX timestamp at time of writing the throw clause.</text:span></text:p><text:p text:style-name="P14"><text:span text:style-name="T18"/></text:p></draw:text-box></draw:frame></draw:g></text:p>
      <text:p text:style-name="P5"><text:span text:style-name="T6"><text:tab/></text:span><text:span text:style-name="T10">/**</text:span></text:p>
      <text:p text:style-name="P11"><text:tab/> * This is a setter for the fanOfFlow3 property.</text:p>
      <text:p text:style-name="P11"><text:tab/> *</text:p>
      <text:p text:style-name="P5"><text:span text:style-name="T10"><text:tab/> * </text:span><text:span text:style-name="T11">@param</text:span><text:span text:style-name="T10"> boolean $isFan Pass TRUE to mark a fan, FALSE for a Zend follower</text:span></text:p>
      <text:p text:style-name="P5"><draw:g text:anchor-type="char" draw:z-index="21" draw:style-name="gr1"><draw:custom-shape draw:style-name="gr2" draw:text-style-name="P14" svg:width="5.806cm" svg:height="1.186cm" svg:x="-0.078cm" svg:y="0.065cm"><text:p/><draw:enhanced-geometry svg:viewBox="0 0 21600 21600" draw:type="mso-spt41" draw:modifiers="27472.4179829891 1797.32540861813 22519 4320 12638 45240 13657 473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5.806cm" svg:height="1.186cm" svg:x="-0.078cm" svg:y="0.065cm"><draw:text-box><text:p text:style-name="P14"><text:span text:style-name="T17">Return tag with type, even if it is „void”. Only __construct() has no return tag.</text:span></text:p></draw:text-box></draw:frame></draw:g><text:span text:style-name="T10"><text:tab/> * </text:span><text:span text:style-name="T11">@return</text:span><text:span text:style-name="T10"> void</text:span></text:p>
      <text:p text:style-name="P5"><text:span text:style-name="T10"><text:tab/> * </text:span><text:span text:style-name="T11">@author</text:span><text:span text:style-name="T10"> Robert Lemke &lt;robert@typo3.org&gt;</text:span></text:p>
      <text:p text:style-name="P11"><text:tab/> */</text:p>
      <text:p text:style-name="P5"><draw:g text:anchor-type="char" draw:z-index="19" draw:style-name="gr1"><draw:custom-shape draw:style-name="gr4" draw:text-style-name="P14" svg:width="3.85cm" svg:height="1.618cm" svg:x="14.4cm" svg:y="0.083cm"><text:p/><draw:enhanced-geometry svg:viewBox="0 0 21600 21600" draw:mirror-horizontal="false" draw:mirror-vertical="false" draw:type="mso-spt41" draw:modifiers="-17701.5116811727 2776.47058823529 573.889143380669 8941.17647058823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4.52cm" svg:height="1.618cm" svg:x="14.4cm" svg:y="0.083cm"><draw:text-box><text:p text:style-name="P16"><text:span text:style-name="T17">Setter methods should start with „set”.</text:span></text:p></draw:text-box></draw:frame></draw:g><text:span text:style-name="T5"><text:tab/>public function</text:span><text:span text:style-name="T6"> setFanOfFlow3($isFan) {</text:span></text:p>
      <text:p text:style-name="P5"><text:span text:style-name="T6"><text:tab/><text:tab/><text:tab/></text:span><text:span text:style-name="T9">// comments indented one extra level</text:span></text:p>
      <text:p text:style-name="P5"><text:span text:style-name="T5"><text:tab/><text:tab/></text:span><draw:g text:anchor-type="char" draw:z-index="16" draw:style-name="gr1"><draw:custom-shape draw:style-name="gr2" draw:text-style-name="P14" svg:width="4.763cm" svg:height="1.89cm" svg:x="0.215cm" svg:y="0.296cm"><text:p/><draw:enhanced-geometry svg:viewBox="0 0 21600 21600" draw:type="mso-spt41" draw:modifiers="32028.1377267679 -16179.8507462687 22560 2700 7920 4905 8984 624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4.763cm" svg:height="1.89cm" svg:x="0.215cm" svg:y="0.296cm"><draw:text-box><text:p text:style-name="P14"><text:span text:style-name="T17">Use author tag only for methods or interfaces, not for classes. Optional.</text:span></text:p></draw:text-box></draw:frame></draw:g><text:span text:style-name="T5">$this</text:span><text:span text:style-name="T15">-&gt;fanOfFlow3</text:span><text:span text:style-name="T5"> </text:span><text:span text:style-name="T15">=</text:span><text:span text:style-name="T5"> $isFan</text:span><text:span text:style-name="T15">;</text:span></text:p>
      <text:p text:style-name="P7"><text:tab/>}</text:p>
      <text:p text:style-name="P7"/>
      <text:p text:style-name="P5"><text:span text:style-name="T6"><text:tab/></text:span><text:span text:style-name="T10">/**</text:span></text:p>
      <text:p text:style-name="P11"><text:tab/> * As simple as it get's – a boolean getter.</text:p>
      <text:p text:style-name="P11"><text:tab/> *</text:p>
      <text:p text:style-name="P5"><draw:frame text:anchor-type="char" draw:z-index="25" draw:style-name="gr6" draw:text-style-name="P14" svg:width="5.806cm" svg:height="1.186cm" svg:x="0.076cm" svg:y="0.22cm"><draw:text-box><text:p text:style-name="P14"><text:span text:style-name="T17">„</text:span><text:span text:style-name="T17">api” keywords define public API</text:span></text:p></draw:text-box></draw:frame><text:span text:style-name="T10"><text:tab/> * </text:span><text:span text:style-name="T11">@return</text:span><text:span text:style-name="T10"> boolean Whether a foo was detected (TRUE) or not (FALSE)</text:span></text:p>
      <text:p text:style-name="P5"><draw:custom-shape text:anchor-type="char" draw:z-index="24" draw:style-name="gr5" draw:text-style-name="P14" svg:width="5.806cm" svg:height="0.668cm" svg:x="-0.002cm" svg:y="0.129cm"><text:p/><draw:enhanced-geometry svg:viewBox="0 0 21600 21600" draw:type="mso-spt41" draw:modifiers="27400.2430133657 12424.2744063325 19001.7010935601 11008.618127786 12638 45240 13657 473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text:span text:style-name="T10"><text:tab/> * </text:span><text:span text:style-name="T11">@author</text:span><text:span text:style-name="T10"> Karsten Dambekalns &lt;karsten@typo3.org&gt;</text:span></text:p>
      <text:p text:style-name="P5"><text:span text:style-name="T10"><text:tab/> * </text:span><text:span text:style-name="T11">@api</text:span></text:p>
      <text:p text:style-name="P11"><text:tab/> */</text:p>
      <text:p text:style-name="P5"><draw:g text:anchor-type="char" draw:z-index="23" draw:style-name="gr1"><draw:custom-shape draw:style-name="gr2" draw:text-style-name="P14" svg:width="5.806cm" svg:height="1.186cm" svg:x="-0.026cm" svg:y="0.22cm"><text:p/><draw:enhanced-geometry svg:viewBox="0 0 21600 21600" draw:type="mso-spt41" draw:modifiers="27472.4179829891 1797.32540861813 22519 4320 12638 45240 13657 473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5.806cm" svg:height="1.186cm" svg:x="-0.026cm" svg:y="0.22cm"><draw:text-box><text:p text:style-name="P14"><text:span text:style-name="T17">„</text:span><text:span text:style-name="T17">static” and „abstract” keywords before the visibility modifier</text:span></text:p></draw:text-box></draw:frame></draw:g><text:span text:style-name="T5"><text:tab/>static public function</text:span><text:span text:style-name="T6"> getSomeValue() {</text:span></text:p>
      <text:p text:style-name="P5"><text:span text:style-name="T5"><text:tab/><text:tab/>return self::</text:span><text:span text:style-name="T15">$foo;</text:span></text:p>
      <text:p text:style-name="P7"><draw:g text:anchor-type="char" draw:z-index="18" draw:style-name="gr1"><draw:custom-shape draw:style-name="gr4" draw:text-style-name="P14" svg:width="7.155cm" svg:height="1.906cm" svg:x="12.698cm" svg:y="0.113cm"><text:p/><draw:enhanced-geometry svg:viewBox="0 0 21600 21600" draw:mirror-horizontal="false" draw:mirror-vertical="false" draw:type="mso-spt41" draw:modifiers="-3221.09933448361 -3936.355226642 649.5439980281 5075.30064754857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7.155cm" svg:height="1.906cm" svg:x="12.698cm" svg:y="0.113cm"><draw:text-box><text:p text:style-name="P16"><text:span text:style-name="T17">Methods returning boolean values should start with „has” or „is”. Other getters should start with „get“.</text:span></text:p></draw:text-box></draw:frame></draw:g><text:tab/>}</text:p>
      <text:p text:style-name="P7"/>
      <text:p text:style-name="P7">}</text:p>
      <text:p text:style-name="P7"/>
      <text:p text:style-name="P6">?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3" svg:font-family="Tahoma"/>
    <style:font-face style:name="Arial Unicode MS1" svg:font-family="'Arial Unicode MS'" style:font-pitch="variable"/>
    <style:font-face style:name="Courier New" svg:font-family="'Courier New'" style:font-pitch="variable"/>
    <style:font-face style:name="Share-Bold" svg:font-family="Share-Bold" style:font-pitch="variable"/>
    <style:font-face style:name="Share-Regular" svg:font-family="Share-Regular" style:font-pitch="variable"/>
    <style:font-face style:name="Share-TechMono" svg:font-family="Share-TechMono" style:font-pitch="variable"/>
    <style:font-face style:name="SimSun" svg:font-family="SimSun, 宋体" style:font-pitch="variable"/>
    <style:font-face style:name="Times New Roman1" svg:font-family="'Times New Roman'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Share-Italic" svg:font-family="Share-Italic" style:font-family-generic="script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Internet_20_link" style:display-name="Internet link" style:family="text" style:parent-style-name="Absatz-Standardschriftart">
      <style:text-properties fo:color="#0000ff" style:font-name="Arial" fo:language="en" fo:country="GB" style:text-underline-style="none" style:font-name-complex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10-07T18:20:49</meta:creation-date>
    <dc:date>2011-08-26T13:03:16</dc:date>
    <meta:editing-duration>PT01H38M29S</meta:editing-duration>
    <meta:editing-cycles>18</meta:editing-cycles>
    <meta:generator>LibreOffice/3.4$Unix LibreOffice_project/340m1$Build-203</meta:generator>
    <meta:document-statistic meta:table-count="0" meta:image-count="1" meta:object-count="0" meta:page-count="1" meta:paragraph-count="86" meta:word-count="423" meta:character-count="3392" meta:non-whitespace-character-count="2325"/>
    <meta:user-defined meta:name="Info 1"/>
    <meta:user-defined meta:name="Info 2"/>
    <meta:user-defined meta:name="Info 3"/>
    <meta:user-defined meta:name="Info 4"/>
  </office:meta>
</office:document-meta>
</file>